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dccb" officeooo:paragraph-rsid="000cdccb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dccb" officeooo:paragraph-rsid="000cdccb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8477697" text:style-name="L1">
        <text:list-header>
          <text:p text:style-name="P2">Benchmark foodtruck</text:p>
        </text:list-header>
      </text:list>
      <text:p text:style-name="P3"/>
      <text:list xml:id="list105550561241284" text:continue-numbering="true" text:style-name="L1">
        <text:list-item>
          <text:p text:style-name="P1"><text:bookmark text:name="docs-internal-guid-a06f1ca2-7fff-2dee-029e-1328fd3859fe"/>Chercher les concurrents</text:p>
          <text:list>
            <text:list-item>
              <text:p text:style-name="P1">foodtrucks-villagesgourmands.com </text:p>
            </text:list-item>
            <text:list-item>
              <text:p text:style-name="P1">le-s2-sandwich.eatbu.com </text:p>
            </text:list-item>
            <text:list-item>
              <text:p text:style-name="P4"> <text:span text:style-name="T1">mariages.net/food-truck ,</text:span></text:p>
            </text:list-item>
            <text:list-item>
              <text:p text:style-name="P1">cotesudevents.fr</text:p>
            </text:list-item>
            <text:list-item>
              <text:p text:style-name="P1">lepetitchef-foodtruck.fr</text:p>
            </text:list-item>
          </text:list>
        </text:list-item>
        <text:list-item>
          <text:p text:style-name="P1">Définir les tendances/Codes graphique(</text:p>
          <text:list>
            <text:list-item>
              <text:p text:style-name="P1">brunch, evenementiel, (Tacos,pizza..)</text:p>
            </text:list-item>
            <text:list-item>
              <text:p text:style-name="P1">Police arrondi, </text:p>
            </text:list-item>
            <text:list-item>
              <text:p text:style-name="P1">section rectangle</text:p>
            </text:list-item>
            <text:list-item>
              <text:p text:style-name="P1">presentation différents services</text:p>
            </text:list-item>
            <text:list-item>
              <text:p text:style-name="P1">Rétro</text:p>
            </text:list-item>
            <text:list-item>
              <text:p text:style-name="P1">Luxe</text:p>
            </text:list-item>
          </text:list>
        </text:list-item>
        <text:list-item>
          <text:p text:style-name="P1">Identifier les aspects négatifs </text:p>
          <text:list>
            <text:list-item>
              <text:p text:style-name="P1">photo pixelisé</text:p>
            </text:list-item>
            <text:list-item>
              <text:p text:style-name="P4"> <text:span text:style-name="T1">Image mal mise ou non cohérente avec la charte graphique</text:span></text:p>
            </text:list-item>
            <text:list-item>
              <text:p text:style-name="P1">information mal disposé(mettre les plus importantes avant)</text:p>
            </text:list-item>
            <text:list-item>
              <text:p text:style-name="P1">Pages descriptives des événement trop faible en contenu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0:01:52.912247066</meta:creation-date>
    <dc:date>2022-09-22T10:02:19.054805449</dc:date>
    <meta:editing-duration>PT2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77" meta:character-count="551" meta:non-whitespace-character-count="506"/>
  </office:meta>
</office:document-meta>
</file>